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9db" officeooo:paragraph-rsid="001c39db"/>
    </style:style>
    <style:style style:name="P2" style:family="paragraph" style:parent-style-name="normal1">
      <style:paragraph-properties fo:text-align="start" style:justify-single-word="false"/>
      <style:text-properties fo:font-size="15pt" officeooo:paragraph-rsid="001c39db" style:font-size-asian="15pt" style:font-size-complex="15pt"/>
    </style:style>
    <style:style style:name="P3" style:family="paragraph" style:parent-style-name="normal1">
      <style:paragraph-properties fo:text-align="start" style:justify-single-word="false"/>
      <style:text-properties fo:color="#00ff00" loext:opacity="100%" fo:font-size="15pt" style:text-underline-style="none" fo:font-weight="normal" officeooo:paragraph-rsid="001c39db" style:font-size-asian="15pt" style:font-weight-asian="normal" style:font-size-complex="15pt"/>
    </style:style>
    <style:style style:name="P4" style:family="paragraph" style:parent-style-name="Standard">
      <style:text-properties officeooo:rsid="001c39db" officeooo:paragraph-rsid="001c9bf7"/>
    </style:style>
    <style:style style:name="P5" style:family="paragraph" style:parent-style-name="Standard">
      <style:text-properties officeooo:rsid="001c9bf7" officeooo:paragraph-rsid="001c39db"/>
    </style:style>
    <style:style style:name="P6" style:family="paragraph" style:parent-style-name="Standard">
      <style:text-properties officeooo:rsid="001c9bf7" officeooo:paragraph-rsid="001c9bf7"/>
    </style:style>
    <style:style style:name="T1" style:family="text">
      <style:text-properties fo:color="#ff4000" loext:opacity="100%"/>
    </style:style>
    <style:style style:name="T2" style:family="text">
      <style:text-properties fo:color="#00ff00" loext:opacity="100%" fo:font-size="20pt" style:text-underline-style="none" fo:font-weight="normal" style:font-size-asian="20pt" style:font-weight-asian="normal" style:font-size-complex="20pt"/>
    </style:style>
    <style:style style:name="T3" style:family="text">
      <style:text-properties fo:color="#00ff00" loext:opacity="100%" style:text-underline-style="none" fo:font-weight="normal" style:font-weight-asian="normal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style:text-underline-style="none" fo:font-weight="normal" style:font-weight-asian="normal"/>
    </style:style>
    <style:style style:name="T6" style:family="text">
      <style:text-properties fo:color="#55308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atatan Daffa – Docker (Pertemuan 1) </text:p>
      <text:p text:style-name="P1">1. Cara membuat folder menggunakan terminal {<text:span text:style-name="T6">mkdir</text:span><text:span text:style-name="T1"> namafolder</text:span>}</text:p>
      <text:p text:style-name="P1">2. Masuk ke dalam di rektori {<text:span text:style-name="T6">cd</text:span> namafolder}</text:p>
      <text:p text:style-name="P1">3. Membuka vscode menggunakan terminal {<text:span text:style-name="T6">code .</text:span>}</text:p>
      <text:p text:style-name="P1"/>
      <text:p text:style-name="P1">4. Membuat file javascript (index.js).</text:p>
      <text:p text:style-name="P1"/>
      <text:p text:style-name="P2" loext:marker-style-name="T2"><text:span text:style-name="T3">const express = require('express');</text:span></text:p>
      <text:p text:style-name="P2" loext:marker-style-name="T2"><text:span text:style-name="T3">const app = express();</text:span></text:p>
      <text:p text:style-name="P2" loext:marker-style-name="T2"><text:span text:style-name="T3">const port = </text:span><text:span text:style-name="T5">8080</text:span><text:span text:style-name="T3">;</text:span></text:p>
      <text:p text:style-name="P3" loext:marker-style-name="T2"/>
      <text:p text:style-name="P2" loext:marker-style-name="T2"><text:span text:style-name="T3">app.get('/', (req, res) =&gt; {</text:span></text:p>
      <text:p text:style-name="P2" loext:marker-style-name="T2"><text:span text:style-name="T3"><text:s text:c="2"/>res.send('</text:span><text:span text:style-name="T5">Halo saya jali</text:span><text:span text:style-name="T3">');</text:span></text:p>
      <text:p text:style-name="P2" loext:marker-style-name="T2"><text:span text:style-name="T3">});</text:span></text:p>
      <text:p text:style-name="P3" loext:marker-style-name="T2"/>
      <text:p text:style-name="P2" loext:marker-style-name="T2"><text:span text:style-name="T3">app.listen(port, () =&gt; {</text:span></text:p>
      <text:p text:style-name="P2" loext:marker-style-name="T2"><text:span text:style-name="T3"><text:s text:c="2"/>console.log(`Server berjalan di http://localhost:${port}`);</text:span></text:p>
      <text:p text:style-name="P2" loext:marker-style-name="T2"><text:span text:style-name="T3">});</text:span></text:p>
      <text:p text:style-name="P1"/>
      <text:p text:style-name="P1">5. Membuat Dockerfile,</text:p>
      <text:p text:style-name="P1"/>
      <text:p text:style-name="P2" loext:marker-style-name="T2"><text:span text:style-name="T3"># Menggunakan Node.js versi 14 sebagai image dasar</text:span></text:p>
      <text:p text:style-name="P2" loext:marker-style-name="T2"><text:span text:style-name="T3">FROM node:</text:span><text:span text:style-name="T5">14</text:span></text:p>
      <text:p text:style-name="P3" loext:marker-style-name="T2"/>
      <text:p text:style-name="P2" loext:marker-style-name="T2"><text:span text:style-name="T3"># Menentukan direktori kerja dalam kontainer</text:span></text:p>
      <text:p text:style-name="P2" loext:marker-style-name="T2"><text:span text:style-name="T3">WORKDIR </text:span><text:span text:style-name="T5">/usr/src/app</text:span></text:p>
      <text:p text:style-name="P3" loext:marker-style-name="T2"/>
      <text:p text:style-name="P2" loext:marker-style-name="T2"><text:span text:style-name="T3"># Menyalin file package.json dan package-lock.json ke dalam direktori kerja</text:span></text:p>
      <text:p text:style-name="P2" loext:marker-style-name="T2"><text:span text:style-name="T3">COPY package*.json ./</text:span></text:p>
      <text:p text:style-name="P3" loext:marker-style-name="T2"/>
      <text:p text:style-name="P2" loext:marker-style-name="T2"><text:span text:style-name="T3"># Menginstal dependensi Node.js</text:span></text:p>
      <text:p text:style-name="P2" loext:marker-style-name="T2"><text:span text:style-name="T3">RUN npm install</text:span></text:p>
      <text:p text:style-name="P3" loext:marker-style-name="T2"/>
      <text:p text:style-name="P2" loext:marker-style-name="T2"><text:span text:style-name="T3"># Menyalin seluruh sumber kode aplikasi</text:span></text:p>
      <text:p text:style-name="P2" loext:marker-style-name="T2"><text:span text:style-name="T3">COPY . .</text:span></text:p>
      <text:p text:style-name="P3" loext:marker-style-name="T2"/>
      <text:p text:style-name="P2" loext:marker-style-name="T2"><text:span text:style-name="T3"># Menjalankan aplikasi Node.js</text:span></text:p>
      <text:p text:style-name="P2" loext:marker-style-name="T2"><text:span text:style-name="T3">CMD ["node", "</text:span><text:span text:style-name="T5">index</text:span><text:span text:style-name="T3">.js"]</text:span></text:p>
      <text:p text:style-name="P1"/>
      <text:p text:style-name="P1">6. Terminal, ketik {<text:span text:style-name="T6">npm init -y</text:span>} -&gt; (Untuk menghasilkan file package*.json</text:p>
      <text:p text:style-name="P1">7. Terminal, ketik {<text:span text:style-name="T6">npm install express -save</text:span>} -&gt; (akan menjalankan express)</text:p>
      <text:p text:style-name="P4">8. Terminal, ketik {<text:span text:style-name="T6">docker build -t </text:span><text:span text:style-name="T4">namadocker:tag</text:span><text:span text:style-name="T6"> .</text:span>}-&gt; (untuk membuat image docker)</text:p>
      <text:p text:style-name="P1"><text:soft-page-break/>9. Terminal, ketik {<text:span text:style-name="T6">docker run -p 8080:8080 -d</text:span> <text:span text:style-name="T4">namadocker:tag</text:span>} -&gt; (untuk menjalankan docker)</text:p>
      <text:p text:style-name="P1">10. Untuk melihat hasil docker di browser localhost:8080</text:p>
      <text:p text:style-name="P1">11. Cara cek Idcontainer adalah Terminal, {<text:span text:style-name="T6">docker ps</text:span>}</text:p>
      <text:p text:style-name="P1">12. Terminal, {<text:span text:style-name="T6">docker stop</text:span> <text:span text:style-name="T4">Idcontainer</text:span>} -&gt; (untuk menghentikan kontainer yang lagi jalan)</text:p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rlito" fo:font-family="Carlito" style:font-family-generic="roman" style:font-pitch="variable" fo:font-size="12pt" fo:language="id" fo:country="ID" style:letter-kerning="false" style:font-name-asian="Carlito1" style:font-family-asian="Carlito" style:font-family-generic-asian="system" style:font-pitch-asian="variable" style:font-size-asian="12pt" style:language-asian="zh" style:country-asian="CN" style:font-name-complex="Carlito1" style:font-family-complex="Carlito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13:32.845476563</meta:creation-date>
    <dc:date>2024-02-06T14:02:38.907104081</dc:date>
    <meta:editing-duration>PT46M12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2" meta:paragraph-count="34" meta:word-count="195" meta:character-count="1366" meta:non-whitespace-character-count="1199"/>
  </office:meta>
</office:document-meta>
</file>